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2-4-weka.filters.unsupervised.attribute.Remove-R25,28,30-31-weka.filters.unsupervised.attribute.Remove-R36</text:p>
      <text:p text:style-name="Standard">Instances: <text:s text:c="3"/>1000</text:p>
      <text:p text:style-name="Standard">Attributes: <text:s text:c="2"/>35</text:p>
      <text:p text:style-name="Standard"><text:s text:c="14"/>Bi_lemma_overlap_count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Tri_lemma_overlap_count</text:p>
      <text:p text:style-name="Standard"><text:s text:c="14"/>Uni_lemma_overlap_count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><text:soft-page-break/></text:p>
      <text:p text:style-name="Standard"><text:s text:c="6"/>2.7889 * Bi_lemma_overlap_count +</text:p>
      <text:p text:style-name="Standard"><text:s text:c="5"/>-0.4918 * LIWC_Catg_Affective Processes +</text:p>
      <text:p text:style-name="Standard"><text:s text:c="5"/>-0.6726 * LIWC_Catg_Biological Processes +</text:p>
      <text:p text:style-name="Standard"><text:s text:c="6"/>0.6018 * LIWC_Catg_Causation +</text:p>
      <text:p text:style-name="Standard"><text:s text:c="6"/>0.4695 * LIWC_Catg_Certainty +</text:p>
      <text:p text:style-name="Standard"><text:s text:c="6"/>0.4101 * LIWC_Catg_Cognitive Processes +</text:p>
      <text:p text:style-name="Standard"><text:s text:c="5"/>-0.4929 * LIWC_Catg_Humans +</text:p>
      <text:p text:style-name="Standard"><text:s text:c="6"/>0.7891 * LIWC_Catg_Motion +</text:p>
      <text:p text:style-name="Standard"><text:s text:c="6"/>0.6463 * LIWC_Catg_Negative Emotion +</text:p>
      <text:p text:style-name="Standard"><text:s text:c="6"/>1.1653 * LIWC_Catg_Perceptual Processes +</text:p>
      <text:p text:style-name="Standard"><text:s text:c="6"/>0.4586 * LIWC_Catg_Relativity +</text:p>
      <text:p text:style-name="Standard"><text:s text:c="6"/>0.52 <text:s text:c="2"/>* LIWC_Catg_Religion +</text:p>
      <text:p text:style-name="Standard"><text:s text:c="6"/>0.8142 * LIWC_Catg_Sexual +</text:p>
      <text:p text:style-name="Standard"><text:s text:c="5"/>-0.4815 * LIWC_Catg_Social Processes +</text:p>
      <text:p text:style-name="Standard"><text:s text:c="6"/>0.5903 * LIWC_Catg_Work +</text:p>
      <text:p text:style-name="Standard"><text:s text:c="5"/>-1.197 <text:s/>* Tri_lemma_overlap_count +</text:p>
      <text:p text:style-name="Standard"><text:s text:c="6"/>2.3583 * Uni_lemma_overlap_count +</text:p>
      <text:p text:style-name="Standard"><text:s text:c="5"/>-0.7924 * rouge_1_f_score +</text:p>
      <text:p text:style-name="Standard"><text:s text:c="5"/>-4.9444 * rouge_2_f_score +</text:p>
      <text:p text:style-name="Standard"><text:s text:c="6"/>2.5463 * rouge_4_f_score +</text:p>
      <text:p text:style-name="Standard"><text:s text:c="6"/>3.4839 * rouge_l_f_score +</text:p>
      <text:p text:style-name="Standard"><text:s text:c="6"/>2.4094 * rouge_s*_f_score +</text:p>
      <text:p text:style-name="Standard"><text:s text:c="5"/>-1.9974 * rouge_w_1.2_f_score +</text:p>
      <text:p text:style-name="Standard"><text:s text:c="6"/>1.0736</text:p>
      <text:p text:style-name="Standard"/>
      <text:p text:style-name="Standard">Time taken to build model: 0.01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429,1.829</text:p>
      <text:p text:style-name="Standard">2,0.5,2.283,1.783</text:p>
      <text:p text:style-name="Standard">3,2.4,1.72,-0.68</text:p>
      <text:p text:style-name="Standard">4,1,1.412,0.412</text:p>
      <text:p text:style-name="Standard">5,0.4,1.039,0.639</text:p>
      <text:p text:style-name="Standard">6,1.167,1.413,0.246</text:p>
      <text:p text:style-name="Standard">7,3,3.572,0.572</text:p>
      <text:p text:style-name="Standard">8,1.167,1.719,0.552</text:p>
      <text:p text:style-name="Standard">9,0.6,2.549,1.949</text:p>
      <text:p text:style-name="Standard">10,1.333,1.534,0.2</text:p>
      <text:p text:style-name="Standard">11,2.667,2.59,-0.076</text:p>
      <text:p text:style-name="Standard">12,0.833,1.848,1.014</text:p>
      <text:p text:style-name="Standard">13,3.6,2.391,-1.209</text:p>
      <text:p text:style-name="Standard">14,0.6,1.761,1.161</text:p>
      <text:p text:style-name="Standard">15,3.4,1.958,-1.442</text:p>
      <text:p text:style-name="Standard">16,3.8,1.201,-2.599</text:p>
      <text:p text:style-name="Standard">17,2,1.463,-0.537</text:p>
      <text:p text:style-name="Standard">18,1,0.982,-0.018</text:p>
      <text:p text:style-name="Standard">19,0,1.064,1.064</text:p>
      <text:p text:style-name="Standard">20,2,2.476,0.476</text:p>
      <text:p text:style-name="Standard"><text:soft-page-break/>21,1.2,2.709,1.509</text:p>
      <text:p text:style-name="Standard">22,2.4,2.339,-0.061</text:p>
      <text:p text:style-name="Standard">23,3.333,2.045,-1.288</text:p>
      <text:p text:style-name="Standard">24,1.333,1.459,0.125</text:p>
      <text:p text:style-name="Standard">25,1.833,1.672,-0.161</text:p>
      <text:p text:style-name="Standard">26,2.4,1.13,-1.27</text:p>
      <text:p text:style-name="Standard">27,1.286,3.023,1.737</text:p>
      <text:p text:style-name="Standard">28,2.6,1.59,-1.01</text:p>
      <text:p text:style-name="Standard">29,1.4,1.795,0.395</text:p>
      <text:p text:style-name="Standard">30,1.8,2.289,0.489</text:p>
      <text:p text:style-name="Standard">31,2.8,2.428,-0.372</text:p>
      <text:p text:style-name="Standard">32,2.2,2.356,0.156</text:p>
      <text:p text:style-name="Standard">33,3,2.499,-0.501</text:p>
      <text:p text:style-name="Standard">34,2,2.262,0.262</text:p>
      <text:p text:style-name="Standard">35,2.5,2.03,-0.47</text:p>
      <text:p text:style-name="Standard">36,1,1.68,0.68</text:p>
      <text:p text:style-name="Standard">37,2.6,2.056,-0.544</text:p>
      <text:p text:style-name="Standard">38,0.8,1.229,0.429</text:p>
      <text:p text:style-name="Standard">39,0.4,0.389,-0.011</text:p>
      <text:p text:style-name="Standard">40,1.75,2.013,0.263</text:p>
      <text:p text:style-name="Standard">41,1.2,1.494,0.294</text:p>
      <text:p text:style-name="Standard">42,1,1.523,0.523</text:p>
      <text:p text:style-name="Standard">43,3.8,3.565,-0.235</text:p>
      <text:p text:style-name="Standard">44,2.4,1.776,-0.624</text:p>
      <text:p text:style-name="Standard">45,3,2.553,-0.447</text:p>
      <text:p text:style-name="Standard">46,3,2.228,-0.772</text:p>
      <text:p text:style-name="Standard">47,2.6,1.914,-0.686</text:p>
      <text:p text:style-name="Standard">48,0.833,2.369,1.535</text:p>
      <text:p text:style-name="Standard">49,3.833,3.625,-0.208</text:p>
      <text:p text:style-name="Standard">50,2,1.789,-0.211</text:p>
      <text:p text:style-name="Standard">51,2,1.892,-0.108</text:p>
      <text:p text:style-name="Standard">52,0.286,1.399,1.114</text:p>
      <text:p text:style-name="Standard">53,2.833,2.261,-0.572</text:p>
      <text:p text:style-name="Standard">54,2.8,2.327,-0.473</text:p>
      <text:p text:style-name="Standard">55,3.333,2.469,-0.865</text:p>
      <text:p text:style-name="Standard">56,1,1.493,0.493</text:p>
      <text:p text:style-name="Standard">57,1,1.876,0.876</text:p>
      <text:p text:style-name="Standard">58,3.333,3.492,0.158</text:p>
      <text:p text:style-name="Standard">59,1.333,1.577,0.244</text:p>
      <text:p text:style-name="Standard">60,3.8,2.669,-1.131</text:p>
      <text:p text:style-name="Standard">61,3.4,1.778,-1.622</text:p>
      <text:p text:style-name="Standard">62,2,1.749,-0.251</text:p>
      <text:p text:style-name="Standard">63,2.2,1.223,-0.977</text:p>
      <text:p text:style-name="Standard">64,1,1.564,0.564</text:p>
      <text:p text:style-name="Standard">65,2.2,1.419,-0.781</text:p>
      <text:p text:style-name="Standard">66,1.333,1.764,0.43</text:p>
      <text:p text:style-name="Standard">67,2.8,2.662,-0.138</text:p>
      <text:p text:style-name="Standard">68,2.333,2.916,0.582</text:p>
      <text:p text:style-name="Standard">69,2.667,2.832,0.166</text:p>
      <text:p text:style-name="Standard">70,1,1.765,0.765</text:p>
      <text:p text:style-name="Standard">71,4.4,2.942,-1.458</text:p>
      <text:p text:style-name="Standard"><text:soft-page-break/>72,3.2,1.229,-1.971</text:p>
      <text:p text:style-name="Standard">73,2.8,1.646,-1.154</text:p>
      <text:p text:style-name="Standard">74,3.8,1.842,-1.958</text:p>
      <text:p text:style-name="Standard">75,2.5,1.375,-1.125</text:p>
      <text:p text:style-name="Standard">76,1.4,1.996,0.596</text:p>
      <text:p text:style-name="Standard">77,1.667,2.328,0.662</text:p>
      <text:p text:style-name="Standard">78,2.6,2.358,-0.242</text:p>
      <text:p text:style-name="Standard">79,2.333,2.333,-0.001</text:p>
      <text:p text:style-name="Standard">80,0.5,1.171,0.671</text:p>
      <text:p text:style-name="Standard">81,0.333,1.395,1.061</text:p>
      <text:p text:style-name="Standard">82,2,1.444,-0.556</text:p>
      <text:p text:style-name="Standard">83,0.8,1.381,0.581</text:p>
      <text:p text:style-name="Standard">84,3.2,1.566,-1.634</text:p>
      <text:p text:style-name="Standard">85,2,2.423,0.423</text:p>
      <text:p text:style-name="Standard">86,0.2,2.133,1.933</text:p>
      <text:p text:style-name="Standard">87,3.25,3.377,0.127</text:p>
      <text:p text:style-name="Standard">88,3.8,2.311,-1.489</text:p>
      <text:p text:style-name="Standard">89,2.8,1.723,-1.077</text:p>
      <text:p text:style-name="Standard">90,2.4,2.494,0.094</text:p>
      <text:p text:style-name="Standard">91,3,2.096,-0.904</text:p>
      <text:p text:style-name="Standard">92,2.2,1.255,-0.945</text:p>
      <text:p text:style-name="Standard">93,2.2,1.705,-0.495</text:p>
      <text:p text:style-name="Standard">94,1,2.325,1.325</text:p>
      <text:p text:style-name="Standard">95,3.25,2.655,-0.595</text:p>
      <text:p text:style-name="Standard">96,3.2,1.899,-1.301</text:p>
      <text:p text:style-name="Standard">97,3,2.253,-0.747</text:p>
      <text:p text:style-name="Standard">98,1.167,2.452,1.285</text:p>
      <text:p text:style-name="Standard">99,1.2,2.416,1.216</text:p>
      <text:p text:style-name="Standard">100,4.4,2.6,-1.8</text:p>
      <text:p text:style-name="Standard">1,1.4,1.905,0.505</text:p>
      <text:p text:style-name="Standard">2,2,1.863,-0.137</text:p>
      <text:p text:style-name="Standard">3,0.8,1.346,0.546</text:p>
      <text:p text:style-name="Standard">4,0.4,1.621,1.221</text:p>
      <text:p text:style-name="Standard">5,2.25,1.384,-0.866</text:p>
      <text:p text:style-name="Standard">6,2.667,2.32,-0.346</text:p>
      <text:p text:style-name="Standard">7,1.167,1.619,0.453</text:p>
      <text:p text:style-name="Standard">8,1.667,1.374,-0.293</text:p>
      <text:p text:style-name="Standard">9,2.667,2.328,-0.339</text:p>
      <text:p text:style-name="Standard">10,1.75,1.18,-0.57</text:p>
      <text:p text:style-name="Standard">11,4,0.879,-3.121</text:p>
      <text:p text:style-name="Standard">12,4.167,2.787,-1.379</text:p>
      <text:p text:style-name="Standard">13,1.833,1.412,-0.421</text:p>
      <text:p text:style-name="Standard">14,0.8,1.863,1.063</text:p>
      <text:p text:style-name="Standard">15,1.2,2.005,0.805</text:p>
      <text:p text:style-name="Standard">16,1.6,2.268,0.668</text:p>
      <text:p text:style-name="Standard">17,2.75,2.379,-0.371</text:p>
      <text:p text:style-name="Standard">18,3.5,2.312,-1.188</text:p>
      <text:p text:style-name="Standard">19,4.833,2.151,-2.683</text:p>
      <text:p text:style-name="Standard">20,1.833,1.645,-0.189</text:p>
      <text:p text:style-name="Standard">21,1.833,1.716,-0.117</text:p>
      <text:p text:style-name="Standard">22,1.6,2.032,0.432</text:p>
      <text:p text:style-name="Standard"><text:soft-page-break/>23,0.6,0.974,0.374</text:p>
      <text:p text:style-name="Standard">24,1.833,1.778,-0.055</text:p>
      <text:p text:style-name="Standard">25,0.4,1.424,1.024</text:p>
      <text:p text:style-name="Standard">26,1.667,1.994,0.327</text:p>
      <text:p text:style-name="Standard">27,4,3.039,-0.961</text:p>
      <text:p text:style-name="Standard">28,1,2.098,1.098</text:p>
      <text:p text:style-name="Standard">29,1.4,1.726,0.326</text:p>
      <text:p text:style-name="Standard">30,0.667,1.243,0.576</text:p>
      <text:p text:style-name="Standard">31,2.2,1.179,-1.021</text:p>
      <text:p text:style-name="Standard">32,2.6,2.413,-0.187</text:p>
      <text:p text:style-name="Standard">33,3.2,0.745,-2.455</text:p>
      <text:p text:style-name="Standard">34,0,0.924,0.924</text:p>
      <text:p text:style-name="Standard">35,4,3.058,-0.942</text:p>
      <text:p text:style-name="Standard">36,3,1.934,-1.066</text:p>
      <text:p text:style-name="Standard">37,2.6,1.497,-1.103</text:p>
      <text:p text:style-name="Standard">38,2.6,1.672,-0.928</text:p>
      <text:p text:style-name="Standard">39,0.75,1.289,0.539</text:p>
      <text:p text:style-name="Standard">40,0,1.236,1.236</text:p>
      <text:p text:style-name="Standard">41,2,1.957,-0.043</text:p>
      <text:p text:style-name="Standard">42,3.167,1.761,-1.406</text:p>
      <text:p text:style-name="Standard">43,1.4,1.737,0.337</text:p>
      <text:p text:style-name="Standard">44,3.6,3.156,-0.444</text:p>
      <text:p text:style-name="Standard">45,2.5,1.873,-0.627</text:p>
      <text:p text:style-name="Standard">46,1.167,2.039,0.873</text:p>
      <text:p text:style-name="Standard">47,0.6,1.649,1.049</text:p>
      <text:p text:style-name="Standard">48,0.75,1.33,0.58</text:p>
      <text:p text:style-name="Standard">49,1.6,1.828,0.228</text:p>
      <text:p text:style-name="Standard">50,1.6,2.183,0.583</text:p>
      <text:p text:style-name="Standard">51,3,2.817,-0.183</text:p>
      <text:p text:style-name="Standard">52,0.25,1.868,1.618</text:p>
      <text:p text:style-name="Standard">53,1.167,2.035,0.868</text:p>
      <text:p text:style-name="Standard">54,1.75,1.624,-0.126</text:p>
      <text:p text:style-name="Standard">55,2,1.376,-0.624</text:p>
      <text:p text:style-name="Standard">56,1.8,2.76,0.96</text:p>
      <text:p text:style-name="Standard">57,1.667,1.771,0.104</text:p>
      <text:p text:style-name="Standard">58,2.25,2.231,-0.019</text:p>
      <text:p text:style-name="Standard">59,1.6,1.363,-0.237</text:p>
      <text:p text:style-name="Standard">60,1.2,1.213,0.013</text:p>
      <text:p text:style-name="Standard">61,1.333,1.724,0.39</text:p>
      <text:p text:style-name="Standard">62,3,1.178,-1.822</text:p>
      <text:p text:style-name="Standard">63,0.4,1.258,0.858</text:p>
      <text:p text:style-name="Standard">64,1.6,2.369,0.769</text:p>
      <text:p text:style-name="Standard">65,0.833,1.476,0.643</text:p>
      <text:p text:style-name="Standard">66,3.167,3.292,0.125</text:p>
      <text:p text:style-name="Standard">67,2.6,1.71,-0.89</text:p>
      <text:p text:style-name="Standard">68,1.4,2.149,0.749</text:p>
      <text:p text:style-name="Standard">69,0.833,1.167,0.333</text:p>
      <text:p text:style-name="Standard">70,2,1.506,-0.494</text:p>
      <text:p text:style-name="Standard">71,1.2,1.6,0.4</text:p>
      <text:p text:style-name="Standard">72,2,1.571,-0.429</text:p>
      <text:p text:style-name="Standard">73,2.25,1.645,-0.605</text:p>
      <text:p text:style-name="Standard"><text:soft-page-break/>74,2.2,2.333,0.133</text:p>
      <text:p text:style-name="Standard">75,2.8,2.273,-0.527</text:p>
      <text:p text:style-name="Standard">76,1.4,1.928,0.528</text:p>
      <text:p text:style-name="Standard">77,0.8,2.741,1.941</text:p>
      <text:p text:style-name="Standard">78,0.333,0.828,0.494</text:p>
      <text:p text:style-name="Standard">79,3.4,2.44,-0.96</text:p>
      <text:p text:style-name="Standard">80,1,2.37,1.37</text:p>
      <text:p text:style-name="Standard">81,4.2,2.624,-1.576</text:p>
      <text:p text:style-name="Standard">82,2.2,1.22,-0.98</text:p>
      <text:p text:style-name="Standard">83,1,1.562,0.562</text:p>
      <text:p text:style-name="Standard">84,0.2,1.505,1.305</text:p>
      <text:p text:style-name="Standard">85,3.2,2.874,-0.326</text:p>
      <text:p text:style-name="Standard">86,1.8,1.486,-0.314</text:p>
      <text:p text:style-name="Standard">87,1.2,1.787,0.587</text:p>
      <text:p text:style-name="Standard">88,3.25,1.348,-1.902</text:p>
      <text:p text:style-name="Standard">89,2.4,1.586,-0.814</text:p>
      <text:p text:style-name="Standard">90,1,2.019,1.019</text:p>
      <text:p text:style-name="Standard">91,2.333,2.245,-0.088</text:p>
      <text:p text:style-name="Standard">92,4.833,2.872,-1.961</text:p>
      <text:p text:style-name="Standard">93,0.333,1.509,1.176</text:p>
      <text:p text:style-name="Standard">94,4.167,1.689,-2.478</text:p>
      <text:p text:style-name="Standard">95,1,0.963,-0.037</text:p>
      <text:p text:style-name="Standard">96,0.167,1.595,1.428</text:p>
      <text:p text:style-name="Standard">97,4.6,2.081,-2.519</text:p>
      <text:p text:style-name="Standard">98,1,2.333,1.333</text:p>
      <text:p text:style-name="Standard">99,2,1.524,-0.476</text:p>
      <text:p text:style-name="Standard">100,0.2,1.474,1.274</text:p>
      <text:p text:style-name="Standard">1,1.5,1.72,0.22</text:p>
      <text:p text:style-name="Standard">2,2.667,1.925,-0.741</text:p>
      <text:p text:style-name="Standard">3,1.4,2.138,0.738</text:p>
      <text:p text:style-name="Standard">4,2.6,1.548,-1.052</text:p>
      <text:p text:style-name="Standard">5,2,1.315,-0.685</text:p>
      <text:p text:style-name="Standard">6,3.8,1.565,-2.235</text:p>
      <text:p text:style-name="Standard">7,2.143,2.795,0.652</text:p>
      <text:p text:style-name="Standard">8,2.2,2.389,0.189</text:p>
      <text:p text:style-name="Standard">9,1.8,1.527,-0.273</text:p>
      <text:p text:style-name="Standard">10,4.6,3.042,-1.558</text:p>
      <text:p text:style-name="Standard">11,1.333,2.051,0.717</text:p>
      <text:p text:style-name="Standard">12,1.167,1.259,0.093</text:p>
      <text:p text:style-name="Standard">13,2.8,1.926,-0.874</text:p>
      <text:p text:style-name="Standard">14,2.6,2.385,-0.215</text:p>
      <text:p text:style-name="Standard">15,0.4,1.862,1.462</text:p>
      <text:p text:style-name="Standard">16,0.2,1.446,1.246</text:p>
      <text:p text:style-name="Standard">17,3,2.927,-0.073</text:p>
      <text:p text:style-name="Standard">18,3.286,2.551,-0.735</text:p>
      <text:p text:style-name="Standard">19,1,1.372,0.372</text:p>
      <text:p text:style-name="Standard">20,2.167,1.955,-0.211</text:p>
      <text:p text:style-name="Standard">21,1,2.182,1.182</text:p>
      <text:p text:style-name="Standard">22,2.167,1.78,-0.386</text:p>
      <text:p text:style-name="Standard">23,3.333,2.775,-0.559</text:p>
      <text:p text:style-name="Standard">24,4,3.08,-0.92</text:p>
      <text:p text:style-name="Standard"><text:soft-page-break/>25,1.167,2.44,1.273</text:p>
      <text:p text:style-name="Standard">26,2.4,2.328,-0.072</text:p>
      <text:p text:style-name="Standard">27,0.2,0.881,0.681</text:p>
      <text:p text:style-name="Standard">28,5,2.163,-2.837</text:p>
      <text:p text:style-name="Standard">29,1,2.241,1.241</text:p>
      <text:p text:style-name="Standard">30,2.8,1.955,-0.845</text:p>
      <text:p text:style-name="Standard">31,0.4,0.959,0.559</text:p>
      <text:p text:style-name="Standard">32,2,1.912,-0.088</text:p>
      <text:p text:style-name="Standard">33,2.6,1.829,-0.771</text:p>
      <text:p text:style-name="Standard">34,3.2,2.181,-1.019</text:p>
      <text:p text:style-name="Standard">35,4.333,1.61,-2.723</text:p>
      <text:p text:style-name="Standard">36,0.8,1.477,0.677</text:p>
      <text:p text:style-name="Standard">37,2,1.612,-0.388</text:p>
      <text:p text:style-name="Standard">38,2.2,1.602,-0.598</text:p>
      <text:p text:style-name="Standard">39,2.2,1.665,-0.535</text:p>
      <text:p text:style-name="Standard">40,0.2,1.765,1.565</text:p>
      <text:p text:style-name="Standard">41,1.143,2.323,1.18</text:p>
      <text:p text:style-name="Standard">42,0.8,1.027,0.227</text:p>
      <text:p text:style-name="Standard">43,1.4,1.552,0.152</text:p>
      <text:p text:style-name="Standard">44,0.833,1.545,0.712</text:p>
      <text:p text:style-name="Standard">45,2,2.154,0.154</text:p>
      <text:p text:style-name="Standard">46,0.2,1.893,1.693</text:p>
      <text:p text:style-name="Standard">47,3,2.66,-0.34</text:p>
      <text:p text:style-name="Standard">48,3,1.796,-1.204</text:p>
      <text:p text:style-name="Standard">49,1.167,1.278,0.112</text:p>
      <text:p text:style-name="Standard">50,2.167,2.143,-0.024</text:p>
      <text:p text:style-name="Standard">51,2.667,2.955,0.288</text:p>
      <text:p text:style-name="Standard">52,0,1.346,1.346</text:p>
      <text:p text:style-name="Standard">53,1.833,2.375,0.542</text:p>
      <text:p text:style-name="Standard">54,1.667,2.514,0.847</text:p>
      <text:p text:style-name="Standard">55,4.4,2.333,-2.067</text:p>
      <text:p text:style-name="Standard">56,1.833,1.843,0.009</text:p>
      <text:p text:style-name="Standard">57,1.167,1.793,0.626</text:p>
      <text:p text:style-name="Standard">58,1,2.948,1.948</text:p>
      <text:p text:style-name="Standard">59,1,1.775,0.775</text:p>
      <text:p text:style-name="Standard">60,1.167,1.706,0.539</text:p>
      <text:p text:style-name="Standard">61,1.4,2.121,0.721</text:p>
      <text:p text:style-name="Standard">62,1,1.926,0.926</text:p>
      <text:p text:style-name="Standard">63,0.333,1.017,0.684</text:p>
      <text:p text:style-name="Standard">64,3,2.779,-0.221</text:p>
      <text:p text:style-name="Standard">65,2.833,2.598,-0.235</text:p>
      <text:p text:style-name="Standard">66,3.167,1.834,-1.332</text:p>
      <text:p text:style-name="Standard">67,2.2,2.774,0.574</text:p>
      <text:p text:style-name="Standard">68,2.167,1.414,-0.753</text:p>
      <text:p text:style-name="Standard">69,2.75,2.831,0.081</text:p>
      <text:p text:style-name="Standard">70,1.2,1.541,0.341</text:p>
      <text:p text:style-name="Standard">71,0.6,1.096,0.496</text:p>
      <text:p text:style-name="Standard">72,4.667,2.177,-2.49</text:p>
      <text:p text:style-name="Standard">73,2.4,1.615,-0.785</text:p>
      <text:p text:style-name="Standard">74,1.2,1.496,0.296</text:p>
      <text:p text:style-name="Standard">75,0.5,1.018,0.518</text:p>
      <text:p text:style-name="Standard"><text:soft-page-break/>76,2.5,1.894,-0.606</text:p>
      <text:p text:style-name="Standard">77,1.4,1.752,0.352</text:p>
      <text:p text:style-name="Standard">78,3.8,2.604,-1.196</text:p>
      <text:p text:style-name="Standard">79,4.4,2.634,-1.766</text:p>
      <text:p text:style-name="Standard">80,4.833,2.172,-2.661</text:p>
      <text:p text:style-name="Standard">81,1,1.651,0.651</text:p>
      <text:p text:style-name="Standard">82,4.167,2.185,-1.982</text:p>
      <text:p text:style-name="Standard">83,1.5,2.048,0.548</text:p>
      <text:p text:style-name="Standard">84,1,1.72,0.72</text:p>
      <text:p text:style-name="Standard">85,4.5,2.15,-2.35</text:p>
      <text:p text:style-name="Standard">86,3.2,2.079,-1.121</text:p>
      <text:p text:style-name="Standard">87,3.667,1.689,-1.978</text:p>
      <text:p text:style-name="Standard">88,0,1.73,1.73</text:p>
      <text:p text:style-name="Standard">89,2.6,2.644,0.044</text:p>
      <text:p text:style-name="Standard">90,0.667,1.754,1.087</text:p>
      <text:p text:style-name="Standard">91,2.2,1.601,-0.599</text:p>
      <text:p text:style-name="Standard">92,2.2,1.502,-0.698</text:p>
      <text:p text:style-name="Standard">93,1.2,1.373,0.173</text:p>
      <text:p text:style-name="Standard">94,1,1.897,0.897</text:p>
      <text:p text:style-name="Standard">95,2.8,2.112,-0.688</text:p>
      <text:p text:style-name="Standard">96,1,1.4,0.4</text:p>
      <text:p text:style-name="Standard">97,0,1.88,1.88</text:p>
      <text:p text:style-name="Standard">98,3.667,2.314,-1.353</text:p>
      <text:p text:style-name="Standard">99,0,1.635,1.635</text:p>
      <text:p text:style-name="Standard">100,0.333,2.047,1.713</text:p>
      <text:p text:style-name="Standard">1,2.5,3.213,0.713</text:p>
      <text:p text:style-name="Standard">2,1.333,1.808,0.475</text:p>
      <text:p text:style-name="Standard">3,4.167,1.671,-2.495</text:p>
      <text:p text:style-name="Standard">4,1.4,1.716,0.316</text:p>
      <text:p text:style-name="Standard">5,1.833,2.858,1.024</text:p>
      <text:p text:style-name="Standard">6,0.8,1.519,0.719</text:p>
      <text:p text:style-name="Standard">7,3,2.19,-0.81</text:p>
      <text:p text:style-name="Standard">8,4.2,1.783,-2.417</text:p>
      <text:p text:style-name="Standard">9,1.8,1.713,-0.087</text:p>
      <text:p text:style-name="Standard">10,2,2.601,0.601</text:p>
      <text:p text:style-name="Standard">11,1.167,1.307,0.14</text:p>
      <text:p text:style-name="Standard">12,3,2.127,-0.873</text:p>
      <text:p text:style-name="Standard">13,3.5,2.965,-0.535</text:p>
      <text:p text:style-name="Standard">14,0,1.735,1.735</text:p>
      <text:p text:style-name="Standard">15,1.6,2.14,0.54</text:p>
      <text:p text:style-name="Standard">16,3,2.643,-0.357</text:p>
      <text:p text:style-name="Standard">17,0.333,2.932,2.599</text:p>
      <text:p text:style-name="Standard">18,2.167,2.096,-0.071</text:p>
      <text:p text:style-name="Standard">19,2,2.114,0.114</text:p>
      <text:p text:style-name="Standard">20,3.167,1.24,-1.927</text:p>
      <text:p text:style-name="Standard">21,1.4,1.749,0.349</text:p>
      <text:p text:style-name="Standard">22,2,1.892,-0.108</text:p>
      <text:p text:style-name="Standard">23,1.833,2.515,0.682</text:p>
      <text:p text:style-name="Standard">24,2,1.637,-0.363</text:p>
      <text:p text:style-name="Standard">25,1.75,1.981,0.231</text:p>
      <text:p text:style-name="Standard">26,1.5,1.614,0.114</text:p>
      <text:p text:style-name="Standard"><text:soft-page-break/>27,1.5,2.579,1.079</text:p>
      <text:p text:style-name="Standard">28,0.833,1.648,0.814</text:p>
      <text:p text:style-name="Standard">29,2,1.652,-0.348</text:p>
      <text:p text:style-name="Standard">30,1.333,2.482,1.148</text:p>
      <text:p text:style-name="Standard">31,1,1.713,0.713</text:p>
      <text:p text:style-name="Standard">32,0.667,1.358,0.692</text:p>
      <text:p text:style-name="Standard">33,3.5,2.416,-1.084</text:p>
      <text:p text:style-name="Standard">34,3.167,2.55,-0.617</text:p>
      <text:p text:style-name="Standard">35,3.25,2.456,-0.794</text:p>
      <text:p text:style-name="Standard">36,1.4,3.101,1.701</text:p>
      <text:p text:style-name="Standard">37,3.667,2.579,-1.088</text:p>
      <text:p text:style-name="Standard">38,0.667,1.385,0.718</text:p>
      <text:p text:style-name="Standard">39,2,1.643,-0.357</text:p>
      <text:p text:style-name="Standard">40,0,1.462,1.462</text:p>
      <text:p text:style-name="Standard">41,0,1.383,1.383</text:p>
      <text:p text:style-name="Standard">42,2.6,3.186,0.586</text:p>
      <text:p text:style-name="Standard">43,0,0.863,0.863</text:p>
      <text:p text:style-name="Standard">44,3,4.32,1.32</text:p>
      <text:p text:style-name="Standard">45,3.667,2.124,-1.543</text:p>
      <text:p text:style-name="Standard">46,1.833,2.426,0.592</text:p>
      <text:p text:style-name="Standard">47,2,1.494,-0.506</text:p>
      <text:p text:style-name="Standard">48,1.2,1.888,0.688</text:p>
      <text:p text:style-name="Standard">49,4.8,3.055,-1.745</text:p>
      <text:p text:style-name="Standard">50,2,1.933,-0.067</text:p>
      <text:p text:style-name="Standard">51,0.8,1.506,0.706</text:p>
      <text:p text:style-name="Standard">52,2.2,2.075,-0.125</text:p>
      <text:p text:style-name="Standard">53,1,1.871,0.871</text:p>
      <text:p text:style-name="Standard">54,0.167,1.526,1.36</text:p>
      <text:p text:style-name="Standard">55,0.2,0.942,0.742</text:p>
      <text:p text:style-name="Standard">56,2.167,1.386,-0.78</text:p>
      <text:p text:style-name="Standard">57,1.167,1.811,0.644</text:p>
      <text:p text:style-name="Standard">58,1,1.568,0.568</text:p>
      <text:p text:style-name="Standard">59,1,1.127,0.127</text:p>
      <text:p text:style-name="Standard">60,0.667,1.464,0.797</text:p>
      <text:p text:style-name="Standard">61,2.6,2.047,-0.553</text:p>
      <text:p text:style-name="Standard">62,1.6,1.768,0.168</text:p>
      <text:p text:style-name="Standard">63,1,1.604,0.604</text:p>
      <text:p text:style-name="Standard">64,1,2.074,1.074</text:p>
      <text:p text:style-name="Standard">65,0.5,0.838,0.338</text:p>
      <text:p text:style-name="Standard">66,1,2.424,1.424</text:p>
      <text:p text:style-name="Standard">67,3.6,1.968,-1.632</text:p>
      <text:p text:style-name="Standard">68,3,2.616,-0.384</text:p>
      <text:p text:style-name="Standard">69,1.5,1.747,0.247</text:p>
      <text:p text:style-name="Standard">70,0.167,1.432,1.265</text:p>
      <text:p text:style-name="Standard">71,1.4,2.622,1.222</text:p>
      <text:p text:style-name="Standard">72,0.5,2.418,1.918</text:p>
      <text:p text:style-name="Standard">73,1.6,1.874,0.274</text:p>
      <text:p text:style-name="Standard">74,0.333,0.742,0.409</text:p>
      <text:p text:style-name="Standard">75,2.667,1.67,-0.997</text:p>
      <text:p text:style-name="Standard">76,2.333,1.578,-0.756</text:p>
      <text:p text:style-name="Standard">77,0.333,1.45,1.117</text:p>
      <text:p text:style-name="Standard"><text:soft-page-break/>78,3,1.688,-1.312</text:p>
      <text:p text:style-name="Standard">79,4.2,1.68,-2.52</text:p>
      <text:p text:style-name="Standard">80,3.2,2.877,-0.323</text:p>
      <text:p text:style-name="Standard">81,4.4,2.598,-1.802</text:p>
      <text:p text:style-name="Standard">82,2.333,2.277,-0.056</text:p>
      <text:p text:style-name="Standard">83,3.6,2.129,-1.471</text:p>
      <text:p text:style-name="Standard">84,2.833,2.26,-0.573</text:p>
      <text:p text:style-name="Standard">85,2.5,2.364,-0.136</text:p>
      <text:p text:style-name="Standard">86,1.2,1.854,0.654</text:p>
      <text:p text:style-name="Standard">87,0.2,1.167,0.967</text:p>
      <text:p text:style-name="Standard">88,0.833,1.575,0.742</text:p>
      <text:p text:style-name="Standard">89,1.167,1.575,0.408</text:p>
      <text:p text:style-name="Standard">90,3.333,2.198,-1.136</text:p>
      <text:p text:style-name="Standard">91,3.4,1.552,-1.848</text:p>
      <text:p text:style-name="Standard">92,1.6,2.325,0.725</text:p>
      <text:p text:style-name="Standard">93,2,1.167,-0.833</text:p>
      <text:p text:style-name="Standard">94,2.8,2.896,0.096</text:p>
      <text:p text:style-name="Standard">95,1.8,1.754,-0.046</text:p>
      <text:p text:style-name="Standard">96,0,1.253,1.253</text:p>
      <text:p text:style-name="Standard">97,0,1.231,1.231</text:p>
      <text:p text:style-name="Standard">98,1.2,2.66,1.46</text:p>
      <text:p text:style-name="Standard">99,1.667,2.775,1.108</text:p>
      <text:p text:style-name="Standard">100,1.667,1.928,0.261</text:p>
      <text:p text:style-name="Standard">1,0,1.24,1.24</text:p>
      <text:p text:style-name="Standard">2,3,2.306,-0.694</text:p>
      <text:p text:style-name="Standard">3,1.833,1.728,-0.105</text:p>
      <text:p text:style-name="Standard">4,1.667,1.591,-0.076</text:p>
      <text:p text:style-name="Standard">5,1.6,1.842,0.242</text:p>
      <text:p text:style-name="Standard">6,0.8,1.558,0.758</text:p>
      <text:p text:style-name="Standard">7,2.8,1.845,-0.955</text:p>
      <text:p text:style-name="Standard">8,2,1.454,-0.546</text:p>
      <text:p text:style-name="Standard">9,1.4,1.851,0.451</text:p>
      <text:p text:style-name="Standard">10,2.833,3.089,0.256</text:p>
      <text:p text:style-name="Standard">11,3.5,3.302,-0.198</text:p>
      <text:p text:style-name="Standard">12,1.833,2.115,0.281</text:p>
      <text:p text:style-name="Standard">13,2.75,2.415,-0.335</text:p>
      <text:p text:style-name="Standard">14,1.4,1.948,0.548</text:p>
      <text:p text:style-name="Standard">15,3.6,2.783,-0.817</text:p>
      <text:p text:style-name="Standard">16,1.25,2.054,0.804</text:p>
      <text:p text:style-name="Standard">17,1.8,1.843,0.043</text:p>
      <text:p text:style-name="Standard">18,3,2.97,-0.03</text:p>
      <text:p text:style-name="Standard">19,2.75,2.783,0.033</text:p>
      <text:p text:style-name="Standard">20,2.8,1.858,-0.942</text:p>
      <text:p text:style-name="Standard">21,3.2,2.508,-0.692</text:p>
      <text:p text:style-name="Standard">22,0.6,1.955,1.355</text:p>
      <text:p text:style-name="Standard">23,2.6,1.839,-0.761</text:p>
      <text:p text:style-name="Standard">24,0.75,1.792,1.042</text:p>
      <text:p text:style-name="Standard">25,2.8,1.817,-0.983</text:p>
      <text:p text:style-name="Standard">26,1.5,1.545,0.045</text:p>
      <text:p text:style-name="Standard">27,1,2.37,1.37</text:p>
      <text:p text:style-name="Standard">28,1.5,1.581,0.081</text:p>
      <text:p text:style-name="Standard"><text:soft-page-break/>29,0.6,2.755,2.155</text:p>
      <text:p text:style-name="Standard">30,1,0.658,-0.342</text:p>
      <text:p text:style-name="Standard">31,1,2.299,1.299</text:p>
      <text:p text:style-name="Standard">32,3.2,2.32,-0.88</text:p>
      <text:p text:style-name="Standard">33,0,1.186,1.186</text:p>
      <text:p text:style-name="Standard">34,1.4,1.797,0.397</text:p>
      <text:p text:style-name="Standard">35,3.8,2.856,-0.944</text:p>
      <text:p text:style-name="Standard">36,2.833,2.291,-0.542</text:p>
      <text:p text:style-name="Standard">37,1.2,2.022,0.822</text:p>
      <text:p text:style-name="Standard">38,1.2,2.547,1.347</text:p>
      <text:p text:style-name="Standard">39,2.6,0.98,-1.62</text:p>
      <text:p text:style-name="Standard">40,2.8,2.94,0.14</text:p>
      <text:p text:style-name="Standard">41,2.4,2.059,-0.341</text:p>
      <text:p text:style-name="Standard">42,0.8,2.105,1.305</text:p>
      <text:p text:style-name="Standard">43,0.5,1.014,0.514</text:p>
      <text:p text:style-name="Standard">44,1.5,2.167,0.667</text:p>
      <text:p text:style-name="Standard">45,2.8,2.047,-0.753</text:p>
      <text:p text:style-name="Standard">46,2,1.158,-0.842</text:p>
      <text:p text:style-name="Standard">47,1.667,2.509,0.843</text:p>
      <text:p text:style-name="Standard">48,3.333,3.545,0.212</text:p>
      <text:p text:style-name="Standard">49,0.6,1.902,1.302</text:p>
      <text:p text:style-name="Standard">50,0,1.939,1.939</text:p>
      <text:p text:style-name="Standard">51,4.167,0.936,-3.231</text:p>
      <text:p text:style-name="Standard">52,0,1.695,1.695</text:p>
      <text:p text:style-name="Standard">53,4.5,1.92,-2.58</text:p>
      <text:p text:style-name="Standard">54,0.8,1.751,0.951</text:p>
      <text:p text:style-name="Standard">55,0.8,1.601,0.801</text:p>
      <text:p text:style-name="Standard">56,0.833,2.278,1.444</text:p>
      <text:p text:style-name="Standard">57,2.333,0.993,-1.341</text:p>
      <text:p text:style-name="Standard">58,2,2.162,0.162</text:p>
      <text:p text:style-name="Standard">59,2,2.517,0.517</text:p>
      <text:p text:style-name="Standard">60,3.5,2.674,-0.826</text:p>
      <text:p text:style-name="Standard">61,2,2.774,0.774</text:p>
      <text:p text:style-name="Standard">62,2.8,2.509,-0.291</text:p>
      <text:p text:style-name="Standard">63,2,2.637,0.637</text:p>
      <text:p text:style-name="Standard">64,1.8,1.719,-0.081</text:p>
      <text:p text:style-name="Standard">65,2.333,2.323,-0.01</text:p>
      <text:p text:style-name="Standard">66,2,1.6,-0.4</text:p>
      <text:p text:style-name="Standard">67,4.714,3.75,-0.964</text:p>
      <text:p text:style-name="Standard">68,0,2.017,2.017</text:p>
      <text:p text:style-name="Standard">69,3,3.418,0.418</text:p>
      <text:p text:style-name="Standard">70,0.6,1.368,0.768</text:p>
      <text:p text:style-name="Standard">71,0.667,1.993,1.326</text:p>
      <text:p text:style-name="Standard">72,2.5,1.163,-1.337</text:p>
      <text:p text:style-name="Standard">73,2.75,2.317,-0.433</text:p>
      <text:p text:style-name="Standard">74,1.5,2.117,0.617</text:p>
      <text:p text:style-name="Standard">75,1,2.397,1.397</text:p>
      <text:p text:style-name="Standard">76,1,1.706,0.706</text:p>
      <text:p text:style-name="Standard">77,2.6,2.607,0.007</text:p>
      <text:p text:style-name="Standard">78,1.25,1.166,-0.084</text:p>
      <text:p text:style-name="Standard">79,1,1.915,0.915</text:p>
      <text:p text:style-name="Standard"><text:soft-page-break/>80,0.4,1.738,1.338</text:p>
      <text:p text:style-name="Standard">81,2,2.133,0.133</text:p>
      <text:p text:style-name="Standard">82,4.333,1.566,-2.768</text:p>
      <text:p text:style-name="Standard">83,1.6,1.446,-0.154</text:p>
      <text:p text:style-name="Standard">84,4.2,2.953,-1.247</text:p>
      <text:p text:style-name="Standard">85,0.2,1.05,0.85</text:p>
      <text:p text:style-name="Standard">86,1.6,1.833,0.233</text:p>
      <text:p text:style-name="Standard">87,0.167,1.499,1.332</text:p>
      <text:p text:style-name="Standard">88,0.667,0.627,-0.039</text:p>
      <text:p text:style-name="Standard">89,3.6,2.569,-1.031</text:p>
      <text:p text:style-name="Standard">90,3,2.701,-0.299</text:p>
      <text:p text:style-name="Standard">91,4.6,2.176,-2.424</text:p>
      <text:p text:style-name="Standard">92,2.8,1.957,-0.843</text:p>
      <text:p text:style-name="Standard">93,1.5,2.216,0.716</text:p>
      <text:p text:style-name="Standard">94,3,2.047,-0.953</text:p>
      <text:p text:style-name="Standard">95,2.167,1.89,-0.276</text:p>
      <text:p text:style-name="Standard">96,1,1.4,0.4</text:p>
      <text:p text:style-name="Standard">97,3.8,3.922,0.122</text:p>
      <text:p text:style-name="Standard">98,1.429,0.731,-0.697</text:p>
      <text:p text:style-name="Standard">99,1.8,1.351,-0.449</text:p>
      <text:p text:style-name="Standard">100,4.2,6.521,2.321</text:p>
      <text:p text:style-name="Standard">1,1.75,1.396,-0.354</text:p>
      <text:p text:style-name="Standard">2,2,1.259,-0.741</text:p>
      <text:p text:style-name="Standard">3,1,1.204,0.204</text:p>
      <text:p text:style-name="Standard">4,2,2.075,0.075</text:p>
      <text:p text:style-name="Standard">5,1.8,2.302,0.502</text:p>
      <text:p text:style-name="Standard">6,2.833,2.442,-0.391</text:p>
      <text:p text:style-name="Standard">7,0,1.098,1.098</text:p>
      <text:p text:style-name="Standard">8,1.4,2.283,0.883</text:p>
      <text:p text:style-name="Standard">9,0.6,0.757,0.157</text:p>
      <text:p text:style-name="Standard">10,3.2,2.593,-0.607</text:p>
      <text:p text:style-name="Standard">11,4.333,1.903,-2.43</text:p>
      <text:p text:style-name="Standard">12,4.2,1.971,-2.229</text:p>
      <text:p text:style-name="Standard">13,5,5.367,0.367</text:p>
      <text:p text:style-name="Standard">14,2,1.36,-0.64</text:p>
      <text:p text:style-name="Standard">15,3.167,1.544,-1.622</text:p>
      <text:p text:style-name="Standard">16,2,2.456,0.456</text:p>
      <text:p text:style-name="Standard">17,2.5,2.033,-0.467</text:p>
      <text:p text:style-name="Standard">18,3.2,2.22,-0.98</text:p>
      <text:p text:style-name="Standard">19,2.4,1.54,-0.86</text:p>
      <text:p text:style-name="Standard">20,1.333,0.681,-0.652</text:p>
      <text:p text:style-name="Standard">21,4.6,2.12,-2.48</text:p>
      <text:p text:style-name="Standard">22,3,3.535,0.535</text:p>
      <text:p text:style-name="Standard">23,1.8,2.117,0.317</text:p>
      <text:p text:style-name="Standard">24,1.6,2.738,1.138</text:p>
      <text:p text:style-name="Standard">25,2.4,2.359,-0.041</text:p>
      <text:p text:style-name="Standard">26,4.4,1.903,-2.497</text:p>
      <text:p text:style-name="Standard">27,3.4,2.086,-1.314</text:p>
      <text:p text:style-name="Standard">28,1.4,1.813,0.413</text:p>
      <text:p text:style-name="Standard">29,2.2,2.377,0.177</text:p>
      <text:p text:style-name="Standard">30,1.6,1.428,-0.172</text:p>
      <text:p text:style-name="Standard"><text:soft-page-break/>31,1.6,2.057,0.457</text:p>
      <text:p text:style-name="Standard">32,1.8,1.438,-0.362</text:p>
      <text:p text:style-name="Standard">33,0.6,1.31,0.71</text:p>
      <text:p text:style-name="Standard">34,1,1.986,0.986</text:p>
      <text:p text:style-name="Standard">35,4,2.177,-1.823</text:p>
      <text:p text:style-name="Standard">36,1.167,1.417,0.251</text:p>
      <text:p text:style-name="Standard">37,2.25,2.623,0.373</text:p>
      <text:p text:style-name="Standard">38,3.4,1.482,-1.918</text:p>
      <text:p text:style-name="Standard">39,1.167,2.094,0.928</text:p>
      <text:p text:style-name="Standard">40,3.75,2.272,-1.478</text:p>
      <text:p text:style-name="Standard">41,4.667,1.419,-3.248</text:p>
      <text:p text:style-name="Standard">42,0,1.052,1.052</text:p>
      <text:p text:style-name="Standard">43,1.4,1.786,0.386</text:p>
      <text:p text:style-name="Standard">44,3.4,2.792,-0.608</text:p>
      <text:p text:style-name="Standard">45,4,2.264,-1.736</text:p>
      <text:p text:style-name="Standard">46,1.5,1.885,0.385</text:p>
      <text:p text:style-name="Standard">47,4.2,1.455,-2.745</text:p>
      <text:p text:style-name="Standard">48,3.167,2.187,-0.98</text:p>
      <text:p text:style-name="Standard">49,2.5,1.901,-0.599</text:p>
      <text:p text:style-name="Standard">50,2,2.576,0.576</text:p>
      <text:p text:style-name="Standard">51,3.2,1.232,-1.968</text:p>
      <text:p text:style-name="Standard">52,2.2,1.871,-0.329</text:p>
      <text:p text:style-name="Standard">53,1.167,1.936,0.77</text:p>
      <text:p text:style-name="Standard">54,2,1.599,-0.401</text:p>
      <text:p text:style-name="Standard">55,1.2,0.788,-0.412</text:p>
      <text:p text:style-name="Standard">56,4.4,2.618,-1.782</text:p>
      <text:p text:style-name="Standard">57,2,1.634,-0.366</text:p>
      <text:p text:style-name="Standard">58,0.75,1.254,0.504</text:p>
      <text:p text:style-name="Standard">59,2.5,2.709,0.209</text:p>
      <text:p text:style-name="Standard">60,2,2.977,0.977</text:p>
      <text:p text:style-name="Standard">61,0.167,1.47,1.304</text:p>
      <text:p text:style-name="Standard">62,1.167,1.767,0.601</text:p>
      <text:p text:style-name="Standard">63,0,2.702,2.702</text:p>
      <text:p text:style-name="Standard">64,4.167,3.615,-0.552</text:p>
      <text:p text:style-name="Standard">65,2.667,1.838,-0.829</text:p>
      <text:p text:style-name="Standard">66,2,1.37,-0.63</text:p>
      <text:p text:style-name="Standard">67,2,2.532,0.532</text:p>
      <text:p text:style-name="Standard">68,1,1.889,0.889</text:p>
      <text:p text:style-name="Standard">69,3.8,2.325,-1.475</text:p>
      <text:p text:style-name="Standard">70,2.2,1.7,-0.5</text:p>
      <text:p text:style-name="Standard">71,3,1.987,-1.013</text:p>
      <text:p text:style-name="Standard">72,4.2,1.968,-2.232</text:p>
      <text:p text:style-name="Standard">73,2.833,2.563,-0.27</text:p>
      <text:p text:style-name="Standard">74,3.833,1.701,-2.133</text:p>
      <text:p text:style-name="Standard">75,1.8,1.634,-0.166</text:p>
      <text:p text:style-name="Standard">76,0.8,1.019,0.219</text:p>
      <text:p text:style-name="Standard">77,1.333,1.777,0.443</text:p>
      <text:p text:style-name="Standard">78,0.5,2.187,1.687</text:p>
      <text:p text:style-name="Standard">79,2.833,2.607,-0.226</text:p>
      <text:p text:style-name="Standard">80,2,1.315,-0.685</text:p>
      <text:p text:style-name="Standard">81,2,1.528,-0.472</text:p>
      <text:p text:style-name="Standard"><text:soft-page-break/>82,3,2.677,-0.323</text:p>
      <text:p text:style-name="Standard">83,4.2,2.799,-1.401</text:p>
      <text:p text:style-name="Standard">84,0,1.362,1.362</text:p>
      <text:p text:style-name="Standard">85,0.167,1.558,1.391</text:p>
      <text:p text:style-name="Standard">86,0.25,1.45,1.2</text:p>
      <text:p text:style-name="Standard">87,1.8,1.564,-0.236</text:p>
      <text:p text:style-name="Standard">88,0.5,1.752,1.252</text:p>
      <text:p text:style-name="Standard">89,2.667,2.516,-0.151</text:p>
      <text:p text:style-name="Standard">90,0.833,1.359,0.526</text:p>
      <text:p text:style-name="Standard">91,3,2.405,-0.595</text:p>
      <text:p text:style-name="Standard">92,1.4,2.221,0.821</text:p>
      <text:p text:style-name="Standard">93,2.333,2.016,-0.318</text:p>
      <text:p text:style-name="Standard">94,1.5,1.853,0.353</text:p>
      <text:p text:style-name="Standard">95,3.667,2.218,-1.449</text:p>
      <text:p text:style-name="Standard">96,0,1.034,1.034</text:p>
      <text:p text:style-name="Standard">97,1.2,1.776,0.576</text:p>
      <text:p text:style-name="Standard">98,3,2.463,-0.537</text:p>
      <text:p text:style-name="Standard">99,4.2,1.728,-2.472</text:p>
      <text:p text:style-name="Standard">100,0.6,2.233,1.633</text:p>
      <text:p text:style-name="Standard">1,4,2.209,-1.791</text:p>
      <text:p text:style-name="Standard">2,2.6,1.847,-0.753</text:p>
      <text:p text:style-name="Standard">3,1.4,1.644,0.244</text:p>
      <text:p text:style-name="Standard">4,1.333,2.525,1.191</text:p>
      <text:p text:style-name="Standard">5,1.8,1.357,-0.443</text:p>
      <text:p text:style-name="Standard">6,2.833,1.764,-1.069</text:p>
      <text:p text:style-name="Standard">7,2.2,2.336,0.136</text:p>
      <text:p text:style-name="Standard">8,2.5,1.947,-0.553</text:p>
      <text:p text:style-name="Standard">9,0.167,1.107,0.941</text:p>
      <text:p text:style-name="Standard">10,0.167,1.088,0.921</text:p>
      <text:p text:style-name="Standard">11,1.5,1.697,0.197</text:p>
      <text:p text:style-name="Standard">12,1.2,1.953,0.753</text:p>
      <text:p text:style-name="Standard">13,1.667,1.912,0.246</text:p>
      <text:p text:style-name="Standard">14,0.6,1.712,1.112</text:p>
      <text:p text:style-name="Standard">15,1.4,1.723,0.323</text:p>
      <text:p text:style-name="Standard">16,2.2,2.115,-0.085</text:p>
      <text:p text:style-name="Standard">17,4,2.686,-1.314</text:p>
      <text:p text:style-name="Standard">18,0.667,1.603,0.936</text:p>
      <text:p text:style-name="Standard">19,1.333,1.995,0.662</text:p>
      <text:p text:style-name="Standard">20,4.167,4.001,-0.165</text:p>
      <text:p text:style-name="Standard">21,0.6,1.687,1.087</text:p>
      <text:p text:style-name="Standard">22,0.667,1.986,1.319</text:p>
      <text:p text:style-name="Standard">23,1.667,1.88,0.213</text:p>
      <text:p text:style-name="Standard">24,3,2.556,-0.444</text:p>
      <text:p text:style-name="Standard">25,0.667,1.215,0.548</text:p>
      <text:p text:style-name="Standard">26,1,1.656,0.656</text:p>
      <text:p text:style-name="Standard">27,1.167,1.673,0.507</text:p>
      <text:p text:style-name="Standard">28,3.333,3.483,0.15</text:p>
      <text:p text:style-name="Standard">29,3.333,3.756,0.423</text:p>
      <text:p text:style-name="Standard">30,1,2.627,1.627</text:p>
      <text:p text:style-name="Standard">31,3.167,2.416,-0.751</text:p>
      <text:p text:style-name="Standard">32,1.6,2.142,0.542</text:p>
      <text:p text:style-name="Standard"><text:soft-page-break/>33,3.25,2.445,-0.805</text:p>
      <text:p text:style-name="Standard">34,2,1.737,-0.263</text:p>
      <text:p text:style-name="Standard">35,1.8,1.914,0.114</text:p>
      <text:p text:style-name="Standard">36,1.25,1.59,0.34</text:p>
      <text:p text:style-name="Standard">37,0.667,1.324,0.658</text:p>
      <text:p text:style-name="Standard">38,0.4,2.105,1.705</text:p>
      <text:p text:style-name="Standard">39,1.6,1.533,-0.067</text:p>
      <text:p text:style-name="Standard">40,1.2,2.017,0.817</text:p>
      <text:p text:style-name="Standard">41,0.5,1.735,1.235</text:p>
      <text:p text:style-name="Standard">42,2.833,2.777,-0.056</text:p>
      <text:p text:style-name="Standard">43,1.25,1.945,0.695</text:p>
      <text:p text:style-name="Standard">44,0.4,2.097,1.697</text:p>
      <text:p text:style-name="Standard">45,4.6,2.695,-1.905</text:p>
      <text:p text:style-name="Standard">46,3.667,2.937,-0.73</text:p>
      <text:p text:style-name="Standard">47,0.2,1.614,1.414</text:p>
      <text:p text:style-name="Standard">48,4.5,2.583,-1.917</text:p>
      <text:p text:style-name="Standard">49,1.333,1.298,-0.036</text:p>
      <text:p text:style-name="Standard">50,0.4,1.425,1.025</text:p>
      <text:p text:style-name="Standard">51,4.429,1.551,-2.877</text:p>
      <text:p text:style-name="Standard">52,2.667,2.277,-0.389</text:p>
      <text:p text:style-name="Standard">53,1.6,1.953,0.353</text:p>
      <text:p text:style-name="Standard">54,1,1.911,0.911</text:p>
      <text:p text:style-name="Standard">55,1,1.967,0.967</text:p>
      <text:p text:style-name="Standard">56,2.5,3.015,0.515</text:p>
      <text:p text:style-name="Standard">57,0.2,1.616,1.416</text:p>
      <text:p text:style-name="Standard">58,2,1.989,-0.011</text:p>
      <text:p text:style-name="Standard">59,1.333,2.28,0.947</text:p>
      <text:p text:style-name="Standard">60,2.5,2.956,0.456</text:p>
      <text:p text:style-name="Standard">61,3.333,2.443,-0.89</text:p>
      <text:p text:style-name="Standard">62,2,1.685,-0.315</text:p>
      <text:p text:style-name="Standard">63,2.6,2.056,-0.544</text:p>
      <text:p text:style-name="Standard">64,2.4,2.374,-0.026</text:p>
      <text:p text:style-name="Standard">65,0.4,1.47,1.07</text:p>
      <text:p text:style-name="Standard">66,0.167,1.349,1.183</text:p>
      <text:p text:style-name="Standard">67,1.6,2.572,0.972</text:p>
      <text:p text:style-name="Standard">68,1.714,2.375,0.661</text:p>
      <text:p text:style-name="Standard">69,2.25,2.202,-0.048</text:p>
      <text:p text:style-name="Standard">70,2,1.897,-0.103</text:p>
      <text:p text:style-name="Standard">71,1.25,2.911,1.661</text:p>
      <text:p text:style-name="Standard">72,0,1.253,1.253</text:p>
      <text:p text:style-name="Standard">73,1,1.707,0.707</text:p>
      <text:p text:style-name="Standard">74,1,2.532,1.532</text:p>
      <text:p text:style-name="Standard">75,2.4,3.422,1.022</text:p>
      <text:p text:style-name="Standard">76,1,1.594,0.594</text:p>
      <text:p text:style-name="Standard">77,4.2,1.786,-2.414</text:p>
      <text:p text:style-name="Standard">78,0,1.376,1.376</text:p>
      <text:p text:style-name="Standard">79,2,2.7,0.7</text:p>
      <text:p text:style-name="Standard">80,1.5,2.075,0.575</text:p>
      <text:p text:style-name="Standard">81,3,3.012,0.012</text:p>
      <text:p text:style-name="Standard">82,0.6,1.895,1.295</text:p>
      <text:p text:style-name="Standard">83,3.667,1.817,-1.849</text:p>
      <text:p text:style-name="Standard"><text:soft-page-break/>84,2.8,1.682,-1.118</text:p>
      <text:p text:style-name="Standard">85,1,2.106,1.106</text:p>
      <text:p text:style-name="Standard">86,0.333,1.732,1.399</text:p>
      <text:p text:style-name="Standard">87,4.5,2.767,-1.733</text:p>
      <text:p text:style-name="Standard">88,3,2.684,-0.316</text:p>
      <text:p text:style-name="Standard">89,1.167,2.423,1.256</text:p>
      <text:p text:style-name="Standard">90,1.4,1.36,-0.04</text:p>
      <text:p text:style-name="Standard">91,1.2,0.532,-0.668</text:p>
      <text:p text:style-name="Standard">92,0.286,1.61,1.324</text:p>
      <text:p text:style-name="Standard">93,2.4,1.847,-0.553</text:p>
      <text:p text:style-name="Standard">94,2.2,0.77,-1.43</text:p>
      <text:p text:style-name="Standard">95,1.2,2.06,0.86</text:p>
      <text:p text:style-name="Standard">96,0.2,1.214,1.014</text:p>
      <text:p text:style-name="Standard">97,1.6,1.977,0.377</text:p>
      <text:p text:style-name="Standard">98,1.75,2.104,0.354</text:p>
      <text:p text:style-name="Standard">99,0.833,1.707,0.873</text:p>
      <text:p text:style-name="Standard">100,2.25,1.387,-0.863</text:p>
      <text:p text:style-name="Standard">1,1.5,2.376,0.876</text:p>
      <text:p text:style-name="Standard">2,5,2.285,-2.715</text:p>
      <text:p text:style-name="Standard">3,1.833,1.767,-0.067</text:p>
      <text:p text:style-name="Standard">4,3,3.033,0.033</text:p>
      <text:p text:style-name="Standard">5,2.667,3.571,0.904</text:p>
      <text:p text:style-name="Standard">6,1,1.672,0.672</text:p>
      <text:p text:style-name="Standard">7,1.833,2.237,0.403</text:p>
      <text:p text:style-name="Standard">8,2.6,2.274,-0.326</text:p>
      <text:p text:style-name="Standard">9,3,2.524,-0.476</text:p>
      <text:p text:style-name="Standard">10,2.8,1.931,-0.869</text:p>
      <text:p text:style-name="Standard">11,1.75,2.319,0.569</text:p>
      <text:p text:style-name="Standard">12,4.5,4.813,0.313</text:p>
      <text:p text:style-name="Standard">13,3.4,1.949,-1.451</text:p>
      <text:p text:style-name="Standard">14,2.2,2.086,-0.114</text:p>
      <text:p text:style-name="Standard">15,4.333,1.723,-2.61</text:p>
      <text:p text:style-name="Standard">16,2.75,1.079,-1.671</text:p>
      <text:p text:style-name="Standard">17,1.8,2.261,0.461</text:p>
      <text:p text:style-name="Standard">18,3,1.404,-1.596</text:p>
      <text:p text:style-name="Standard">19,0.2,1.519,1.319</text:p>
      <text:p text:style-name="Standard">20,3.5,2.071,-1.429</text:p>
      <text:p text:style-name="Standard">21,1.333,1.805,0.472</text:p>
      <text:p text:style-name="Standard">22,2.6,2.233,-0.367</text:p>
      <text:p text:style-name="Standard">23,3,2.576,-0.424</text:p>
      <text:p text:style-name="Standard">24,3.75,1.625,-2.125</text:p>
      <text:p text:style-name="Standard">25,3.6,1.698,-1.902</text:p>
      <text:p text:style-name="Standard">26,4,1.414,-2.586</text:p>
      <text:p text:style-name="Standard">27,1.667,2.143,0.476</text:p>
      <text:p text:style-name="Standard">28,3.333,2.58,-0.753</text:p>
      <text:p text:style-name="Standard">29,3.6,2.433,-1.167</text:p>
      <text:p text:style-name="Standard">30,0.6,1.287,0.687</text:p>
      <text:p text:style-name="Standard">31,2.6,1.502,-1.098</text:p>
      <text:p text:style-name="Standard">32,3.167,1.82,-1.347</text:p>
      <text:p text:style-name="Standard">33,3.833,1.452,-2.382</text:p>
      <text:p text:style-name="Standard">34,2.8,1.947,-0.853</text:p>
      <text:p text:style-name="Standard"><text:soft-page-break/>35,1.2,0.953,-0.247</text:p>
      <text:p text:style-name="Standard">36,0.6,1.588,0.988</text:p>
      <text:p text:style-name="Standard">37,1.4,1.926,0.526</text:p>
      <text:p text:style-name="Standard">38,2.25,1.578,-0.672</text:p>
      <text:p text:style-name="Standard">39,0.333,1.56,1.227</text:p>
      <text:p text:style-name="Standard">40,3.167,2.673,-0.494</text:p>
      <text:p text:style-name="Standard">41,1.667,1.314,-0.352</text:p>
      <text:p text:style-name="Standard">42,2.8,2.396,-0.404</text:p>
      <text:p text:style-name="Standard">43,4.6,4.101,-0.499</text:p>
      <text:p text:style-name="Standard">44,2,2.155,0.155</text:p>
      <text:p text:style-name="Standard">45,1,1.772,0.772</text:p>
      <text:p text:style-name="Standard">46,1,1.909,0.909</text:p>
      <text:p text:style-name="Standard">47,1.75,1.622,-0.128</text:p>
      <text:p text:style-name="Standard">48,1.8,1.627,-0.173</text:p>
      <text:p text:style-name="Standard">49,2.25,0.949,-1.301</text:p>
      <text:p text:style-name="Standard">50,0.4,1.213,0.813</text:p>
      <text:p text:style-name="Standard">51,0.75,1.549,0.799</text:p>
      <text:p text:style-name="Standard">52,2.8,1.961,-0.839</text:p>
      <text:p text:style-name="Standard">53,1.75,0.573,-1.177</text:p>
      <text:p text:style-name="Standard">54,1.167,2.054,0.887</text:p>
      <text:p text:style-name="Standard">55,3.333,2.29,-1.043</text:p>
      <text:p text:style-name="Standard">56,2,2.719,0.719</text:p>
      <text:p text:style-name="Standard">57,2.167,1.441,-0.726</text:p>
      <text:p text:style-name="Standard">58,0,0.99,0.99</text:p>
      <text:p text:style-name="Standard">59,1.167,2.4,1.234</text:p>
      <text:p text:style-name="Standard">60,0.2,1.182,0.982</text:p>
      <text:p text:style-name="Standard">61,3,2.57,-0.43</text:p>
      <text:p text:style-name="Standard">62,2.833,1.798,-1.035</text:p>
      <text:p text:style-name="Standard">63,3.4,3.176,-0.224</text:p>
      <text:p text:style-name="Standard">64,0,0.89,0.89</text:p>
      <text:p text:style-name="Standard">65,0.4,1.37,0.97</text:p>
      <text:p text:style-name="Standard">66,0.8,1.407,0.607</text:p>
      <text:p text:style-name="Standard">67,2.5,2.692,0.192</text:p>
      <text:p text:style-name="Standard">68,2.25,2.077,-0.173</text:p>
      <text:p text:style-name="Standard">69,3.8,3.941,0.141</text:p>
      <text:p text:style-name="Standard">70,2.6,1.93,-0.67</text:p>
      <text:p text:style-name="Standard">71,1.5,2.209,0.709</text:p>
      <text:p text:style-name="Standard">72,1,1.828,0.828</text:p>
      <text:p text:style-name="Standard">73,3.833,2.565,-1.268</text:p>
      <text:p text:style-name="Standard">74,2.2,2.646,0.446</text:p>
      <text:p text:style-name="Standard">75,1,2.994,1.994</text:p>
      <text:p text:style-name="Standard">76,0.333,1.793,1.46</text:p>
      <text:p text:style-name="Standard">77,3.4,3.4,0</text:p>
      <text:p text:style-name="Standard">78,3,1.872,-1.128</text:p>
      <text:p text:style-name="Standard">79,1.4,2.786,1.386</text:p>
      <text:p text:style-name="Standard">80,1.75,0.953,-0.797</text:p>
      <text:p text:style-name="Standard">81,1.75,1.23,-0.52</text:p>
      <text:p text:style-name="Standard">82,0.8,1.737,0.937</text:p>
      <text:p text:style-name="Standard">83,2.2,1.352,-0.848</text:p>
      <text:p text:style-name="Standard">84,2,2.157,0.157</text:p>
      <text:p text:style-name="Standard">85,2,2.703,0.703</text:p>
      <text:p text:style-name="Standard"><text:soft-page-break/>86,2.4,2.884,0.484</text:p>
      <text:p text:style-name="Standard">87,0,1.647,1.647</text:p>
      <text:p text:style-name="Standard">88,2.5,2.024,-0.476</text:p>
      <text:p text:style-name="Standard">89,1.75,1.106,-0.644</text:p>
      <text:p text:style-name="Standard">90,2.8,2.607,-0.193</text:p>
      <text:p text:style-name="Standard">91,0,1.354,1.354</text:p>
      <text:p text:style-name="Standard">92,1.5,1.955,0.455</text:p>
      <text:p text:style-name="Standard">93,1.8,0.695,-1.105</text:p>
      <text:p text:style-name="Standard">94,1,1.641,0.641</text:p>
      <text:p text:style-name="Standard">95,1.667,2.133,0.467</text:p>
      <text:p text:style-name="Standard">96,1,2.452,1.452</text:p>
      <text:p text:style-name="Standard">97,0.2,1.6,1.4</text:p>
      <text:p text:style-name="Standard">98,1.6,2.057,0.457</text:p>
      <text:p text:style-name="Standard">99,1.2,2.225,1.025</text:p>
      <text:p text:style-name="Standard">100,2.8,2.141,-0.659</text:p>
      <text:p text:style-name="Standard">1,3.5,2.151,-1.349</text:p>
      <text:p text:style-name="Standard">2,1.333,1.203,-0.131</text:p>
      <text:p text:style-name="Standard">3,2.8,1.286,-1.514</text:p>
      <text:p text:style-name="Standard">4,1.6,2.104,0.504</text:p>
      <text:p text:style-name="Standard">5,1.4,1.648,0.248</text:p>
      <text:p text:style-name="Standard">6,2.6,2.158,-0.442</text:p>
      <text:p text:style-name="Standard">7,0.25,1.884,1.634</text:p>
      <text:p text:style-name="Standard">8,0,1.449,1.449</text:p>
      <text:p text:style-name="Standard">9,1.667,1.977,0.31</text:p>
      <text:p text:style-name="Standard">10,0.333,0.733,0.4</text:p>
      <text:p text:style-name="Standard">11,2,2.466,0.466</text:p>
      <text:p text:style-name="Standard">12,2.75,2.533,-0.217</text:p>
      <text:p text:style-name="Standard">13,2.2,1.996,-0.204</text:p>
      <text:p text:style-name="Standard">14,4.6,2.052,-2.548</text:p>
      <text:p text:style-name="Standard">15,2.167,1.982,-0.184</text:p>
      <text:p text:style-name="Standard">16,1.2,1.425,0.225</text:p>
      <text:p text:style-name="Standard">17,1.6,2.092,0.492</text:p>
      <text:p text:style-name="Standard">18,2.25,1.37,-0.88</text:p>
      <text:p text:style-name="Standard">19,0.8,1.609,0.809</text:p>
      <text:p text:style-name="Standard">20,0,2.069,2.069</text:p>
      <text:p text:style-name="Standard">21,1.2,2.142,0.942</text:p>
      <text:p text:style-name="Standard">22,2.8,2.379,-0.421</text:p>
      <text:p text:style-name="Standard">23,3,2.104,-0.896</text:p>
      <text:p text:style-name="Standard">24,4.8,2.907,-1.893</text:p>
      <text:p text:style-name="Standard">25,1.833,1.46,-0.374</text:p>
      <text:p text:style-name="Standard">26,0.333,1.5,1.166</text:p>
      <text:p text:style-name="Standard">27,1.25,1.971,0.721</text:p>
      <text:p text:style-name="Standard">28,1.6,1.58,-0.02</text:p>
      <text:p text:style-name="Standard">29,1.2,2.348,1.148</text:p>
      <text:p text:style-name="Standard">30,3.2,1.7,-1.5</text:p>
      <text:p text:style-name="Standard">31,0.6,1.682,1.082</text:p>
      <text:p text:style-name="Standard">32,2.8,2.019,-0.781</text:p>
      <text:p text:style-name="Standard">33,2.4,1.572,-0.828</text:p>
      <text:p text:style-name="Standard">34,1.4,1.23,-0.17</text:p>
      <text:p text:style-name="Standard">35,0.5,1.418,0.918</text:p>
      <text:p text:style-name="Standard">36,3.4,2.11,-1.29</text:p>
      <text:p text:style-name="Standard"><text:soft-page-break/>37,0.2,1.043,0.843</text:p>
      <text:p text:style-name="Standard">38,2.333,1.265,-1.069</text:p>
      <text:p text:style-name="Standard">39,1.6,1.867,0.267</text:p>
      <text:p text:style-name="Standard">40,2.8,1.492,-1.308</text:p>
      <text:p text:style-name="Standard">41,0.6,1.728,1.128</text:p>
      <text:p text:style-name="Standard">42,0.2,1.849,1.649</text:p>
      <text:p text:style-name="Standard">43,3.333,1.463,-1.87</text:p>
      <text:p text:style-name="Standard">44,1.667,2.604,0.937</text:p>
      <text:p text:style-name="Standard">45,2.8,2.151,-0.649</text:p>
      <text:p text:style-name="Standard">46,3.333,3.696,0.362</text:p>
      <text:p text:style-name="Standard">47,2.4,2.807,0.407</text:p>
      <text:p text:style-name="Standard">48,0.5,1.204,0.704</text:p>
      <text:p text:style-name="Standard">49,1.4,1.445,0.045</text:p>
      <text:p text:style-name="Standard">50,1.2,2.219,1.019</text:p>
      <text:p text:style-name="Standard">51,2.4,2.424,0.024</text:p>
      <text:p text:style-name="Standard">52,4,2.198,-1.802</text:p>
      <text:p text:style-name="Standard">53,2.167,1.469,-0.698</text:p>
      <text:p text:style-name="Standard">54,1.5,1.867,0.367</text:p>
      <text:p text:style-name="Standard">55,2,1.661,-0.339</text:p>
      <text:p text:style-name="Standard">56,1.6,2.219,0.619</text:p>
      <text:p text:style-name="Standard">57,2.2,1.992,-0.208</text:p>
      <text:p text:style-name="Standard">58,3.75,1.128,-2.622</text:p>
      <text:p text:style-name="Standard">59,0.333,0.862,0.529</text:p>
      <text:p text:style-name="Standard">60,1.667,1.327,-0.34</text:p>
      <text:p text:style-name="Standard">61,1.5,1.006,-0.494</text:p>
      <text:p text:style-name="Standard">62,0,2.138,2.138</text:p>
      <text:p text:style-name="Standard">63,1,1.351,0.351</text:p>
      <text:p text:style-name="Standard">64,2.833,2.427,-0.407</text:p>
      <text:p text:style-name="Standard">65,1.833,1.763,-0.07</text:p>
      <text:p text:style-name="Standard">66,2,2.806,0.806</text:p>
      <text:p text:style-name="Standard">67,1.6,1.98,0.38</text:p>
      <text:p text:style-name="Standard">68,4.2,1.644,-2.556</text:p>
      <text:p text:style-name="Standard">69,2.2,2.075,-0.125</text:p>
      <text:p text:style-name="Standard">70,3.4,3.127,-0.273</text:p>
      <text:p text:style-name="Standard">71,2,2.541,0.541</text:p>
      <text:p text:style-name="Standard">72,3.167,3.621,0.455</text:p>
      <text:p text:style-name="Standard">73,3.833,2.255,-1.578</text:p>
      <text:p text:style-name="Standard">74,0.833,0.187,-0.647</text:p>
      <text:p text:style-name="Standard">75,1.4,1.187,-0.213</text:p>
      <text:p text:style-name="Standard">76,2.2,1.403,-0.797</text:p>
      <text:p text:style-name="Standard">77,1.167,2.154,0.987</text:p>
      <text:p text:style-name="Standard">78,2.5,2.151,-0.349</text:p>
      <text:p text:style-name="Standard">79,0.4,1.594,1.194</text:p>
      <text:p text:style-name="Standard">80,4.333,2.908,-1.425</text:p>
      <text:p text:style-name="Standard">81,1.5,0.91,-0.59</text:p>
      <text:p text:style-name="Standard">82,0.2,1.291,1.091</text:p>
      <text:p text:style-name="Standard">83,0.6,0.958,0.358</text:p>
      <text:p text:style-name="Standard">84,3.833,3.334,-0.499</text:p>
      <text:p text:style-name="Standard">85,1.4,1.566,0.166</text:p>
      <text:p text:style-name="Standard">86,0,1.102,1.102</text:p>
      <text:p text:style-name="Standard">87,2.4,2.839,0.439</text:p>
      <text:p text:style-name="Standard"><text:soft-page-break/>88,1.167,1.377,0.21</text:p>
      <text:p text:style-name="Standard">89,1.143,2.599,1.456</text:p>
      <text:p text:style-name="Standard">90,1.167,1.387,0.22</text:p>
      <text:p text:style-name="Standard">91,1,2.127,1.127</text:p>
      <text:p text:style-name="Standard">92,0.6,2.173,1.573</text:p>
      <text:p text:style-name="Standard">93,0,0.879,0.879</text:p>
      <text:p text:style-name="Standard">94,2.8,1.799,-1.001</text:p>
      <text:p text:style-name="Standard">95,3,1.489,-1.511</text:p>
      <text:p text:style-name="Standard">96,3.8,1.822,-1.978</text:p>
      <text:p text:style-name="Standard">97,1.5,1.055,-0.445</text:p>
      <text:p text:style-name="Standard">98,2,2.114,0.114</text:p>
      <text:p text:style-name="Standard">99,3.333,2.466,-0.867</text:p>
      <text:p text:style-name="Standard">100,1.5,1.679,0.179</text:p>
      <text:p text:style-name="Standard">1,3.833,2.324,-1.51</text:p>
      <text:p text:style-name="Standard">2,1.833,1.968,0.134</text:p>
      <text:p text:style-name="Standard">3,0.429,1.227,0.798</text:p>
      <text:p text:style-name="Standard">4,2.667,2.974,0.307</text:p>
      <text:p text:style-name="Standard">5,1.2,1.763,0.563</text:p>
      <text:p text:style-name="Standard">6,2,1.915,-0.085</text:p>
      <text:p text:style-name="Standard">7,3.6,2.227,-1.373</text:p>
      <text:p text:style-name="Standard">8,0.6,1.397,0.797</text:p>
      <text:p text:style-name="Standard">9,3.75,2.213,-1.537</text:p>
      <text:p text:style-name="Standard">10,5,2.444,-2.556</text:p>
      <text:p text:style-name="Standard">11,1.8,1.623,-0.177</text:p>
      <text:p text:style-name="Standard">12,4.4,1.295,-3.105</text:p>
      <text:p text:style-name="Standard">13,1.6,1.992,0.392</text:p>
      <text:p text:style-name="Standard">14,2.2,1.735,-0.465</text:p>
      <text:p text:style-name="Standard">15,0.167,1.139,0.973</text:p>
      <text:p text:style-name="Standard">16,1.75,1.953,0.203</text:p>
      <text:p text:style-name="Standard">17,1.6,1.877,0.277</text:p>
      <text:p text:style-name="Standard">18,1.4,2.299,0.899</text:p>
      <text:p text:style-name="Standard">19,3.333,4.45,1.117</text:p>
      <text:p text:style-name="Standard">20,1.6,2.732,1.132</text:p>
      <text:p text:style-name="Standard">21,1.2,0.96,-0.24</text:p>
      <text:p text:style-name="Standard">22,1.8,1.946,0.146</text:p>
      <text:p text:style-name="Standard">23,1.75,1.941,0.191</text:p>
      <text:p text:style-name="Standard">24,3.2,1.495,-1.705</text:p>
      <text:p text:style-name="Standard">25,0.25,0.937,0.687</text:p>
      <text:p text:style-name="Standard">26,0.167,1.687,1.52</text:p>
      <text:p text:style-name="Standard">27,3.2,1.935,-1.265</text:p>
      <text:p text:style-name="Standard">28,0.667,2.022,1.356</text:p>
      <text:p text:style-name="Standard">29,1.6,2.994,1.394</text:p>
      <text:p text:style-name="Standard">30,1.2,1.554,0.354</text:p>
      <text:p text:style-name="Standard">31,1.25,2.189,0.939</text:p>
      <text:p text:style-name="Standard">32,1.8,2.555,0.755</text:p>
      <text:p text:style-name="Standard">33,1.667,2.495,0.828</text:p>
      <text:p text:style-name="Standard">34,1,2.822,1.822</text:p>
      <text:p text:style-name="Standard">35,1.4,1.985,0.585</text:p>
      <text:p text:style-name="Standard">36,1,1.05,0.05</text:p>
      <text:p text:style-name="Standard">37,3.167,2.57,-0.597</text:p>
      <text:p text:style-name="Standard">38,2.2,3.718,1.518</text:p>
      <text:p text:style-name="Standard"><text:soft-page-break/>39,0,1.51,1.51</text:p>
      <text:p text:style-name="Standard">40,2.333,2.435,0.102</text:p>
      <text:p text:style-name="Standard">41,3,3.265,0.265</text:p>
      <text:p text:style-name="Standard">42,1,1.24,0.24</text:p>
      <text:p text:style-name="Standard">43,0.4,1.528,1.128</text:p>
      <text:p text:style-name="Standard">44,3.167,2.306,-0.86</text:p>
      <text:p text:style-name="Standard">45,0.6,2.421,1.821</text:p>
      <text:p text:style-name="Standard">46,2.4,1.388,-1.012</text:p>
      <text:p text:style-name="Standard">47,4.5,2.299,-2.201</text:p>
      <text:p text:style-name="Standard">48,1.2,2.345,1.145</text:p>
      <text:p text:style-name="Standard">49,1,1.446,0.446</text:p>
      <text:p text:style-name="Standard">50,2.333,1.326,-1.007</text:p>
      <text:p text:style-name="Standard">51,0.25,1.321,1.071</text:p>
      <text:p text:style-name="Standard">52,2.4,1.604,-0.796</text:p>
      <text:p text:style-name="Standard">53,2.429,1.685,-0.743</text:p>
      <text:p text:style-name="Standard">54,3.2,3.193,-0.007</text:p>
      <text:p text:style-name="Standard">55,2,2.192,0.192</text:p>
      <text:p text:style-name="Standard">56,1.5,1.718,0.218</text:p>
      <text:p text:style-name="Standard">57,1.4,2.111,0.711</text:p>
      <text:p text:style-name="Standard">58,1.667,1.649,-0.017</text:p>
      <text:p text:style-name="Standard">59,0.6,1.45,0.85</text:p>
      <text:p text:style-name="Standard">60,3.8,2.844,-0.956</text:p>
      <text:p text:style-name="Standard">61,2.8,2.544,-0.256</text:p>
      <text:p text:style-name="Standard">62,1.167,1.878,0.712</text:p>
      <text:p text:style-name="Standard">63,0.5,1.62,1.12</text:p>
      <text:p text:style-name="Standard">64,3.833,3.184,-0.649</text:p>
      <text:p text:style-name="Standard">65,3.2,2.116,-1.084</text:p>
      <text:p text:style-name="Standard">66,3,2.499,-0.501</text:p>
      <text:p text:style-name="Standard">67,0.6,1.673,1.073</text:p>
      <text:p text:style-name="Standard">68,2,1.959,-0.041</text:p>
      <text:p text:style-name="Standard">69,3,2.152,-0.848</text:p>
      <text:p text:style-name="Standard">70,1.75,2.816,1.066</text:p>
      <text:p text:style-name="Standard">71,3.6,2.756,-0.844</text:p>
      <text:p text:style-name="Standard">72,0.4,1.539,1.139</text:p>
      <text:p text:style-name="Standard">73,2,1.618,-0.382</text:p>
      <text:p text:style-name="Standard">74,1.167,1.281,0.115</text:p>
      <text:p text:style-name="Standard">75,4.2,2.318,-1.882</text:p>
      <text:p text:style-name="Standard">76,2.2,1.888,-0.312</text:p>
      <text:p text:style-name="Standard">77,1.2,1.511,0.311</text:p>
      <text:p text:style-name="Standard">78,2,1.945,-0.055</text:p>
      <text:p text:style-name="Standard">79,1.4,2.714,1.314</text:p>
      <text:p text:style-name="Standard">80,1,1.567,0.567</text:p>
      <text:p text:style-name="Standard">81,1.5,2.075,0.575</text:p>
      <text:p text:style-name="Standard">82,1,2.576,1.576</text:p>
      <text:p text:style-name="Standard">83,1.8,1.348,-0.452</text:p>
      <text:p text:style-name="Standard">84,2.2,1.601,-0.599</text:p>
      <text:p text:style-name="Standard">85,0.4,0.788,0.388</text:p>
      <text:p text:style-name="Standard">86,3,2.742,-0.258</text:p>
      <text:p text:style-name="Standard">87,0.667,1.31,0.643</text:p>
      <text:p text:style-name="Standard">88,1.2,2.517,1.317</text:p>
      <text:p text:style-name="Standard">89,2.4,1.69,-0.71</text:p>
      <text:p text:style-name="Standard"><text:soft-page-break/>90,1,1.528,0.528</text:p>
      <text:p text:style-name="Standard">91,1.2,2.453,1.253</text:p>
      <text:p text:style-name="Standard">92,3.167,3.985,0.818</text:p>
      <text:p text:style-name="Standard">93,0.833,1.966,1.132</text:p>
      <text:p text:style-name="Standard">94,3.667,2.996,-0.671</text:p>
      <text:p text:style-name="Standard">95,3.2,1.76,-1.44</text:p>
      <text:p text:style-name="Standard">96,0,1.178,1.178</text:p>
      <text:p text:style-name="Standard">97,0.8,0.738,-0.062</text:p>
      <text:p text:style-name="Standard">98,1.8,1.865,0.065</text:p>
      <text:p text:style-name="Standard">99,4.25,1.823,-2.427</text:p>
      <text:p text:style-name="Standard">100,0,1.887,1.887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828</text:p>
      <text:p text:style-name="Standard">Mean absolute error <text:s text:c="21"/>0.8359</text:p>
      <text:p text:style-name="Standard">Root mean squared error <text:s text:c="17"/>1.0414</text:p>
      <text:p text:style-name="Standard">Relative absolute error <text:s text:c="16"/>85.2472 %</text:p>
      <text:p text:style-name="Standard">Root relative squared error <text:s text:c="12"/>87.6512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2-02T22:02:00</meta:creation-date>
    <meta:document-statistic meta:table-count="0" meta:image-count="0" meta:object-count="0" meta:page-count="22" meta:paragraph-count="1079" meta:word-count="1221" meta:character-count="21211"/>
    <dc:date>2014-12-02T22:02:49</dc:date>
    <dc:creator>amita misra</dc:creator>
    <meta:editing-duration>PT49S</meta:editing-duration>
    <meta:editing-cycles>1</meta:editing-cycles>
    <meta:generator>OpenOffice/4.1.0$Unix OpenOffice.org_project/410m18$Build-9764</meta:generator>
  </office:meta>
</office:document-meta>
</file>